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6cm"/>
    </style:style>
    <style:style style:name="co2" style:family="table-column">
      <style:table-column-properties fo:break-before="auto" style:column-width="11.206cm"/>
    </style:style>
    <style:style style:name="co3" style:family="table-column">
      <style:table-column-properties fo:break-before="auto" style:column-width="7.3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Requerimientos</text:p>
          </table:table-cell>
          <table:table-cell table:style-name="ce1" office:value-type="string" calcext:value-type="string">
            <text:p>Posibilidades</text:p>
          </table:table-cell>
          <table:table-cell table:style-name="ce1" office:value-type="string" calcext:value-type="string">
            <text:p>Hecho o que falta</text:p>
          </table:table-cell>
        </table:table-row>
        <table:table-row table:style-name="ro3">
          <table:table-cell office:value-type="string" calcext:value-type="string">
            <text:p>Comenzar el juego con Astro-MegaShip y obstáculos en pantalla</text:p>
          </table:table-cell>
          <table:table-cell office:value-type="string" calcext:value-type="string">
            <text:p>Ver Figura 1. Se muestran entre 4 y 6 obstáculos al inicio del juego en diagonal de arriba hacia abajo, algunos hacia la derecha y otros hacia la izquierda. La Astro-MegaShip se encuentra en el centro inferior de la pantalla.</text:p>
          </table:table-cell>
          <table:table-cell office:value-type="string" calcext:value-type="string">
            <text:p>Listo</text:p>
          </table:table-cell>
        </table:table-row>
        <table:table-row table:style-name="ro4">
          <table:table-cell office:value-type="string" calcext:value-type="string">
            <text:p>Movimiento de obstáculos</text:p>
          </table:table-cell>
          <table:table-cell office:value-type="string" calcext:value-type="string">
            <text:p>Los obstáculos se mueven en diagonal de arriba hacia abajo, algunos hacia la derecha y otros hacia la izquierda. Si la nave colisiona con alguno de estos obstáculos, la misma es destruida.</text:p>
          </table:table-cell>
          <table:table-cell office:value-type="string" calcext:value-type="string">
            <text:p>Listo</text:p>
          </table:table-cell>
        </table:table-row>
        <table:table-row table:style-name="ro5">
          <table:table-cell office:value-type="string" calcext:value-type="string">
            <text:p>Movimiento de Astro-MegaShip</text:p>
          </table:table-cell>
          <table:table-cell office:value-type="string" calcext:value-type="string">
            <text:p>La Astro-MegaShip sólo puede moverse de izquierda a derecha y de derecha a izquierda. Además, no puede salirse de los bordes de la pantalla. Para realizar, los movimientos de la Astro-MegaShip se pueden usar las tecla de dirección (las flechas) o se pueden usar las teclas gamers, 'a', 'd'.</text:p>
          </table:table-cell>
          <table:table-cell/>
        </table:table-row>
        <table:table-row table:style-name="ro6">
          <table:table-cell office:value-type="string" calcext:value-type="string">
            <text:p>Destructores Estelares</text:p>
          </table:table-cell>
          <table:table-cell office:value-type="string" calcext:value-type="string">
            <text:p>Los Destructores Estelares aparecen distribuidos aleatoriamente desde el sector superior de la pantalla, deben ir descendiendo y moviéndose alternadamente hacia izquierda y derecha, dando la ilusión que la Astro-MegaShip avanza. Deben cuidar que los Destructores Estelares no se superpongan con los obstáculos ni entre ellos. La cantidad inicial de Destructores Estelares en pantalla deben ser entre 4 y 6.</text:p>
          </table:table-cell>
          <table:table-cell/>
        </table:table-row>
        <table:table-row table:style-name="ro7">
          <table:table-cell office:value-type="string" calcext:value-type="string">
            <text:p>Proyectiles</text:p>
          </table:table-cell>
          <table:table-cell office:value-type="string" calcext:value-type="string">
            <text:p>La Astro-MegaShip tiene proyectiles que se disparan al presionar la barra espaciadora. Sólo se puede disparar un proyectil a la vez. El proyectil debe desplazarse en línea recta hacia arriba desde la ubicación en la que estaba la Astro-MegaShip cuando se realizó el disparo. Cuando el proyectil hace contacto con un Destructor Estelar, lo destruye y no debe mostrarse más en pantalla. El proyectil que elimine a un Destructor Estelar, o colisiona con un asteroide, o llega a un extremo de la pantalla también debe desaparecer.</text:p>
          </table:table-cell>
          <table:table-cell/>
        </table:table-row>
        <table:table-row table:style-name="ro5">
          <table:table-cell office:value-type="string" calcext:value-type="string">
            <text:p>Disparos de iones</text:p>
          </table:table-cell>
          <table:table-cell office:value-type="string" calcext:value-type="string">
            <text:p>Los Destructores Estelares realizan disparos de iones, con dirección recta hacia abajo, atravesando (sin destruir) los obstáculos a su paso. Si uno de estos disparos colisiona con la Astro-MegaShip, la destruye. Cuando un Destructor Estelar hace un disparo de iones, este no se detiene aunque se elimine la nave que realizó el disparo.</text:p>
          </table:table-cell>
          <table:table-cell/>
        </table:table-row>
        <table:table-row table:style-name="ro2">
          <table:table-cell office:value-type="string" calcext:value-type="string">
            <text:p>Perder el juego</text:p>
          </table:table-cell>
          <table:table-cell office:value-type="string" calcext:value-type="string">
            <text:p>Si un Destructor Estelar, un proyectil de iones o un asteroide alcanza la posición de la Astro-MegaShip y la toca, perdemos el juego.</text:p>
          </table:table-cell>
          <table:table-cell office:value-type="string" calcext:value-type="string">
            <text:p>Falta colision con iones</text:p>
          </table:table-cell>
        </table:table-row>
        <table:table-row table:style-name="ro3">
          <table:table-cell office:value-type="string" calcext:value-type="string">
            <text:p>Aparición de nuevos Destructores Estelares</text:p>
          </table:table-cell>
          <table:table-cell office:value-type="string" calcext:value-type="string">
            <text:p>Cuando la Astro-MegaShip haya eliminado algún Destructor Estelar, luego de una determinada cantidad de tiempo, a criterio de cada grupo, deben aparecer nuevos Destructores Estelares para tratar de que el juego no se quede sin enemigos.</text:p>
          </table:table-cell>
          <table:table-cell/>
        </table:table-row>
        <table:table-row table:style-name="ro2">
          <table:table-cell office:value-type="string" calcext:value-type="string">
            <text:p>Ganar el juego</text:p>
          </table:table-cell>
          <table:table-cell office:value-type="string" calcext:value-type="string">
            <text:p>Si en algún momento, el juego se queda sin enemigos en pantalla, el juego debe terminar y darse por ganado. Se deberá mostr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39.034679633</meta:creation-date>
    <dc:date>2023-05-14T19:38:13.029887617</dc:date>
    <meta:editing-duration>PT2M34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